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30000003DE377E395919BB876.png" manifest:media-type="image/png"/>
  <manifest:file-entry manifest:full-path="Pictures/1000000000000184000000F1B2450994A91FD141.png" manifest:media-type="image/png"/>
  <manifest:file-entry manifest:full-path="Pictures/100000000000003F0000004E81C8430DAB47A97F.png" manifest:media-type="image/png"/>
  <manifest:file-entry manifest:full-path="Pictures/100000000000005B0000004B4BE58844BC6BDF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3.224cm" fo:min-width="0.765cm" fo:padding-top="0.166cm" fo:padding-bottom="0.166cm" fo:padding-left="0.291cm" fo:padding-right="0.291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339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287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6" style:family="paragraph">
      <style:text-properties fo:color="#34eb5e"/>
    </style:style>
    <style:style style:name="P7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a6a6"/>
    </style:style>
    <style:style style:name="P10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11" style:family="paragraph">
      <style:text-properties fo:color="#d4ea6b"/>
    </style:style>
    <style:style style:name="P12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3" style:family="paragraph">
      <style:text-properties fo:color="#729fcf"/>
    </style:style>
    <style:style style:name="P14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g>
          <draw:line draw:style-name="gr3" draw:text-style-name="P2" draw:layer="layout" svg:x1="5.962cm" svg:y1="5.4cm" svg:x2="5.962cm" svg:y2="1.534cm">
            <text:p/>
          </draw:line>
          <draw:line draw:style-name="gr4" draw:text-style-name="P2" draw:layer="layout" svg:x1="5.962cm" svg:y1="5.414cm" svg:x2="9.4cm" svg:y2="7.334cm">
            <text:p/>
          </draw:line>
          <draw:line draw:style-name="gr5" draw:text-style-name="P2" draw:layer="layout" svg:x1="5.949cm" svg:y1="5.401cm" svg:x2="9.4cm" svg:y2="3.434cm">
            <text:p/>
          </draw:line>
          <draw:frame draw:style-name="gr6" draw:text-style-name="P3" draw:layer="layout" svg:width="0.938cm" svg:height="0.966cm" svg:x="5.7cm" svg:y="0.634cm">
            <draw:text-box>
              <text:p><text:span text:style-name="T1">z</text:span><text:span text:style-name="T2">0</text:span></text:p>
            </draw:text-box>
          </draw:frame>
          <draw:frame draw:style-name="gr6" draw:text-style-name="P5" draw:layer="layout" svg:width="0.938cm" svg:height="0.966cm" svg:x="9.362cm" svg:y="6.834cm">
            <draw:text-box>
              <text:p text:style-name="P4"><text:span text:style-name="T3">x</text:span><text:span text:style-name="T4">0</text:span></text:p>
            </draw:text-box>
          </draw:frame>
          <draw:frame draw:style-name="gr6" draw:text-style-name="P7" draw:layer="layout" svg:width="0.938cm" svg:height="0.966cm" svg:x="9.4cm" svg:y="2.668cm">
            <draw:text-box>
              <text:p text:style-name="P6"><text:span text:style-name="T5">y</text:span><text:span text:style-name="T6">0</text:span></text:p>
            </draw:text-box>
          </draw:frame>
        </draw:g>
      </draw:page>
      <draw:page draw:name="page2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custom-shape draw:style-name="gr7" draw:text-style-name="P8" draw:layer="layout" svg:width="1.491cm" svg:height="3.7cm" svg:x="5.1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5cm" svg:height="2.785cm" draw:transform="rotate (-1.00914937350312) translate (7.957cm 3.2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cm" svg:height="2.785cm" draw:transform="rotate (1.01962134901509) translate (5.515cm 5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2" draw:layer="layout" svg:x1="8.4cm" svg:y1="6.8cm" svg:x2="10.7cm" svg:y2="5.3cm">
          <text:p/>
        </draw:line>
        <draw:line draw:style-name="gr9" draw:text-style-name="P2" draw:layer="layout" svg:x1="8.3cm" svg:y1="4cm" svg:x2="10.7cm" svg:y2="5.3cm">
          <text:p/>
        </draw:line>
        <draw:frame draw:style-name="gr1" draw:text-style-name="P1" draw:layer="layout" svg:width="0.9cm" svg:height="0.9cm" svg:x="6.391cm" svg:y="2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1" draw:text-style-name="P1" draw:layer="layout" svg:width="0.9cm" svg:height="0.9cm" svg:x="5.791cm" svg:y="6.7cm">
          <draw:image xlink:href="Pictures/100000000000003F0000004E81C8430DAB47A97F.png" xlink:type="simple" xlink:show="embed" xlink:actuate="onLoad" loext:mime-type="image/png">
            <text:p/>
          </draw:image>
        </draw:frame>
        <draw:g>
          <draw:line draw:style-name="gr3" draw:text-style-name="P2" draw:layer="layout" svg:x1="5.962cm" svg:y1="5.4cm" svg:x2="5.962cm" svg:y2="1.534cm">
            <text:p/>
          </draw:line>
          <draw:line draw:style-name="gr4" draw:text-style-name="P2" draw:layer="layout" svg:x1="5.962cm" svg:y1="5.414cm" svg:x2="9.4cm" svg:y2="7.334cm">
            <text:p/>
          </draw:line>
          <draw:line draw:style-name="gr5" draw:text-style-name="P2" draw:layer="layout" svg:x1="5.949cm" svg:y1="5.401cm" svg:x2="9.4cm" svg:y2="3.434cm">
            <text:p/>
          </draw:line>
          <draw:frame draw:style-name="gr6" draw:text-style-name="P3" draw:layer="layout" svg:width="0.938cm" svg:height="0.966cm" svg:x="5.7cm" svg:y="0.634cm">
            <draw:text-box>
              <text:p><text:span text:style-name="T1">z</text:span><text:span text:style-name="T2">0</text:span></text:p>
            </draw:text-box>
          </draw:frame>
          <draw:frame draw:style-name="gr6" draw:text-style-name="P5" draw:layer="layout" svg:width="0.938cm" svg:height="0.966cm" svg:x="9.362cm" svg:y="6.834cm">
            <draw:text-box>
              <text:p text:style-name="P4"><text:span text:style-name="T3">x</text:span><text:span text:style-name="T4">0</text:span></text:p>
            </draw:text-box>
          </draw:frame>
          <draw:frame draw:style-name="gr6" draw:text-style-name="P7" draw:layer="layout" svg:width="0.938cm" svg:height="0.966cm" svg:x="9.4cm" svg:y="2.668cm">
            <draw:text-box>
              <text:p text:style-name="P6"><text:span text:style-name="T5">y</text:span><text:span text:style-name="T6">0</text:span></text:p>
            </draw:text-box>
          </draw:frame>
        </draw:g>
      </draw:page>
      <draw:page draw:name="page3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custom-shape draw:style-name="gr7" draw:text-style-name="P8" draw:layer="layout" svg:width="1.491cm" svg:height="3.7cm" svg:x="5.1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5cm" svg:height="2.785cm" draw:transform="rotate (-1.00914937350312) translate (7.957cm 3.2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cm" svg:height="2.785cm" draw:transform="rotate (1.01962134901509) translate (5.515cm 5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2" draw:layer="layout" svg:x1="8.4cm" svg:y1="6.8cm" svg:x2="10.7cm" svg:y2="5.3cm">
          <text:p/>
        </draw:line>
        <draw:line draw:style-name="gr9" draw:text-style-name="P2" draw:layer="layout" svg:x1="8.3cm" svg:y1="4cm" svg:x2="10.7cm" svg:y2="5.3cm">
          <text:p/>
        </draw:line>
        <draw:frame draw:style-name="gr1" draw:text-style-name="P1" draw:layer="layout" svg:width="0.9cm" svg:height="0.9cm" svg:x="6.391cm" svg:y="2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1" draw:text-style-name="P1" draw:layer="layout" svg:width="0.9cm" svg:height="0.9cm" svg:x="5.791cm" svg:y="6.7cm">
          <draw:image xlink:href="Pictures/100000000000003F0000004E81C8430DAB47A97F.png" xlink:type="simple" xlink:show="embed" xlink:actuate="onLoad" loext:mime-type="image/png">
            <text:p/>
          </draw:image>
        </draw:frame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91cm" svg:y1="5.4cm" svg:x2="10.691cm" svg:y2="5.3cm">
          <text:p/>
        </draw:line>
        <draw:frame draw:style-name="gr6" draw:text-style-name="P10" draw:layer="layout" svg:width="0.938cm" svg:height="0.966cm" svg:x="10.653cm" svg:y="4.834cm">
          <draw:text-box>
            <text:p text:style-name="P9"><text:span text:style-name="T7">x</text:span><text:span text:style-name="T8">1</text:span></text:p>
          </draw:text-box>
        </draw:frame>
      </draw:page>
      <draw:page draw:name="page4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91cm" svg:y1="5.4cm" svg:x2="10.691cm" svg:y2="5.3cm">
          <text:p/>
        </draw:line>
        <draw:frame draw:style-name="gr6" draw:text-style-name="P10" draw:layer="layout" svg:width="0.938cm" svg:height="0.966cm" svg:x="10.653cm" svg:y="4.834cm">
          <draw:text-box>
            <text:p text:style-name="P9"><text:span text:style-name="T7">x</text:span><text:span text:style-name="T8">1</text:span></text:p>
          </draw:text-box>
        </draw:frame>
      </draw:page>
      <draw:page draw:name="page5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custom-shape draw:style-name="gr7" draw:text-style-name="P8" draw:layer="layout" svg:width="1.491cm" svg:height="3.7cm" svg:x="6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3.785cm" svg:x="5.391cm" svg:y="5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line draw:style-name="gr3" draw:text-style-name="P2" draw:layer="layout" svg:x1="5.962cm" svg:y1="5.4cm" svg:x2="5.962cm" svg:y2="1.534cm">
            <text:p/>
          </draw:line>
          <draw:line draw:style-name="gr4" draw:text-style-name="P2" draw:layer="layout" svg:x1="5.962cm" svg:y1="5.414cm" svg:x2="9.4cm" svg:y2="7.334cm">
            <text:p/>
          </draw:line>
          <draw:line draw:style-name="gr5" draw:text-style-name="P2" draw:layer="layout" svg:x1="5.949cm" svg:y1="5.401cm" svg:x2="9.4cm" svg:y2="3.434cm">
            <text:p/>
          </draw:line>
          <draw:frame draw:style-name="gr6" draw:text-style-name="P3" draw:layer="layout" svg:width="0.938cm" svg:height="0.966cm" svg:x="5.7cm" svg:y="0.634cm">
            <draw:text-box>
              <text:p><text:span text:style-name="T1">z</text:span><text:span text:style-name="T2">0</text:span></text:p>
            </draw:text-box>
          </draw:frame>
          <draw:frame draw:style-name="gr6" draw:text-style-name="P5" draw:layer="layout" svg:width="0.938cm" svg:height="0.966cm" svg:x="9.362cm" svg:y="6.834cm">
            <draw:text-box>
              <text:p text:style-name="P4"><text:span text:style-name="T3">x</text:span><text:span text:style-name="T4">0</text:span></text:p>
            </draw:text-box>
          </draw:frame>
          <draw:frame draw:style-name="gr6" draw:text-style-name="P7" draw:layer="layout" svg:width="0.938cm" svg:height="0.966cm" svg:x="9.4cm" svg:y="2.668cm">
            <draw:text-box>
              <text:p text:style-name="P6"><text:span text:style-name="T5">y</text:span><text:span text:style-name="T6">0</text:span></text:p>
            </draw:text-box>
          </draw:frame>
        </draw:g>
        <draw:frame draw:style-name="gr1" draw:text-style-name="P1" draw:layer="layout" svg:width="0.89cm" svg:height="0.81cm" svg:x="4.391cm" svg:y="7.1cm">
          <draw:image xlink:href="Pictures/10000000000000430000003DE377E395919BB876.png" xlink:type="simple" xlink:show="embed" xlink:actuate="onLoad" loext:mime-type="image/png">
            <text:p/>
          </draw:image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</draw:page>
      <draw:page draw:name="page6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custom-shape draw:style-name="gr7" draw:text-style-name="P8" draw:layer="layout" svg:width="1.491cm" svg:height="3.7cm" svg:x="6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  <draw:line draw:style-name="gr12" draw:text-style-name="P2" draw:layer="layout" svg:x1="5.962cm" svg:y1="5.414cm" svg:x2="5.991cm" svg:y2="9.5cm">
          <text:p/>
        </draw:line>
        <draw:frame draw:style-name="gr6" draw:text-style-name="P12" draw:layer="layout" svg:width="0.938cm" svg:height="0.966cm" svg:x="6.153cm" svg:y="9cm">
          <draw:text-box>
            <text:p text:style-name="P11"><text:span text:style-name="T9">y</text:span><text:span text:style-name="T10">1</text:span></text:p>
          </draw:text-box>
        </draw:frame>
      </draw:page>
      <draw:page draw:name="page7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  <draw:line draw:style-name="gr12" draw:text-style-name="P2" draw:layer="layout" svg:x1="5.98cm" svg:y1="5.401cm" svg:x2="6.009cm" svg:y2="9.487cm">
          <text:p/>
        </draw:line>
        <draw:frame draw:style-name="gr6" draw:text-style-name="P12" draw:layer="layout" svg:width="0.938cm" svg:height="0.966cm" svg:x="6.171cm" svg:y="8.987cm">
          <draw:text-box>
            <text:p text:style-name="P11"><text:span text:style-name="T9">y</text:span><text:span text:style-name="T10">1</text:span></text:p>
          </draw:text-box>
        </draw:frame>
      </draw:page>
      <draw:page draw:name="page8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  <draw:custom-shape draw:style-name="gr7" draw:text-style-name="P8" draw:layer="layout" svg:width="1.491cm" svg:height="3.7cm" svg:x="8.891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5cm" svg:height="2.785cm" draw:transform="rotate (1.01962134901509) translate (3.091cm 4.4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cm" svg:height="2.785cm" draw:transform="rotate (-1.00914937350312) translate (8.073cm 3.4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9cm" svg:height="0.9cm" svg:x="7.891cm" svg:y="2.7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0.82cm" svg:x="3.191cm" svg:y="5.38cm">
          <draw:image xlink:href="Pictures/100000000000005B0000004B4BE58844BC6BDFC9.png" xlink:type="simple" xlink:show="embed" xlink:actuate="onLoad" loext:mime-type="image/png">
            <text:p/>
          </draw:image>
        </draw:frame>
        <draw:line draw:style-name="gr12" draw:text-style-name="P2" draw:layer="layout" svg:x1="5.998cm" svg:y1="5.388cm" svg:x2="6.027cm" svg:y2="9.474cm">
          <text:p/>
        </draw:line>
        <draw:frame draw:style-name="gr6" draw:text-style-name="P12" draw:layer="layout" svg:width="0.938cm" svg:height="0.966cm" svg:x="6.189cm" svg:y="8.974cm">
          <draw:text-box>
            <text:p text:style-name="P11"><text:span text:style-name="T9">y</text:span><text:span text:style-name="T10">1</text:span></text:p>
          </draw:text-box>
        </draw:frame>
      </draw:page>
      <draw:page draw:name="page9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  <draw:custom-shape draw:style-name="gr7" draw:text-style-name="P8" draw:layer="layout" svg:width="1.491cm" svg:height="3.7cm" svg:x="8.891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5cm" svg:height="2.785cm" draw:transform="rotate (1.01962134901509) translate (3.091cm 4.4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cm" svg:height="2.785cm" draw:transform="rotate (-1.00914937350312) translate (8.073cm 3.4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9cm" svg:height="0.9cm" svg:x="7.891cm" svg:y="2.7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0.82cm" svg:x="3.191cm" svg:y="5.38cm">
          <draw:image xlink:href="Pictures/100000000000005B0000004B4BE58844BC6BDFC9.png" xlink:type="simple" xlink:show="embed" xlink:actuate="onLoad" loext:mime-type="image/png">
            <text:p/>
          </draw:image>
        </draw:frame>
        <draw:line draw:style-name="gr9" draw:text-style-name="P2" draw:layer="layout" svg:x1="3.391cm" svg:y1="4cm" svg:x2="5.691cm" svg:y2="2.5cm">
          <text:p/>
        </draw:line>
        <draw:line draw:style-name="gr9" draw:text-style-name="P2" draw:layer="layout" svg:x1="5.691cm" svg:y1="2.5cm" svg:x2="8.091cm" svg:y2="3.8cm">
          <text:p/>
        </draw:line>
        <draw:line draw:style-name="gr12" draw:text-style-name="P2" draw:layer="layout" svg:x1="5.998cm" svg:y1="5.388cm" svg:x2="6.027cm" svg:y2="9.474cm">
          <text:p/>
        </draw:line>
        <draw:frame draw:style-name="gr6" draw:text-style-name="P12" draw:layer="layout" svg:width="0.938cm" svg:height="0.966cm" svg:x="6.189cm" svg:y="8.974cm">
          <draw:text-box>
            <text:p text:style-name="P11"><text:span text:style-name="T9">y</text:span><text:span text:style-name="T10">1</text:span></text:p>
          </draw:text-box>
        </draw:frame>
      </draw:page>
      <draw:page draw:name="page10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  <draw:custom-shape draw:style-name="gr7" draw:text-style-name="P8" draw:layer="layout" svg:width="1.491cm" svg:height="3.7cm" svg:x="8.891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5cm" svg:height="2.785cm" draw:transform="rotate (1.01962134901509) translate (3.091cm 4.4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0.5cm" svg:height="2.785cm" draw:transform="rotate (-1.00914937350312) translate (8.073cm 3.4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9cm" svg:height="0.9cm" svg:x="7.891cm" svg:y="2.7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0.82cm" svg:x="3.191cm" svg:y="5.38cm">
          <draw:image xlink:href="Pictures/100000000000005B0000004B4BE58844BC6BDFC9.png" xlink:type="simple" xlink:show="embed" xlink:actuate="onLoad" loext:mime-type="image/png">
            <text:p/>
          </draw:image>
        </draw:frame>
        <draw:line draw:style-name="gr9" draw:text-style-name="P2" draw:layer="layout" svg:x1="3.391cm" svg:y1="4cm" svg:x2="5.691cm" svg:y2="2.5cm">
          <text:p/>
        </draw:line>
        <draw:line draw:style-name="gr9" draw:text-style-name="P2" draw:layer="layout" svg:x1="5.691cm" svg:y1="2.5cm" svg:x2="8.091cm" svg:y2="3.8cm">
          <text:p/>
        </draw:line>
        <draw:line draw:style-name="gr13" draw:text-style-name="P2" draw:layer="layout" svg:x1="5.965cm" svg:y1="5.362cm" svg:x2="5.691cm" svg:y2="2.4cm">
          <text:p/>
        </draw:line>
        <draw:frame draw:style-name="gr6" draw:text-style-name="P14" draw:layer="layout" svg:width="0.938cm" svg:height="0.966cm" svg:x="4.753cm" svg:y="1.5cm">
          <draw:text-box>
            <text:p text:style-name="P13"><text:span text:style-name="T11">z</text:span><text:span text:style-name="T12">1</text:span></text:p>
          </draw:text-box>
        </draw:frame>
        <draw:line draw:style-name="gr12" draw:text-style-name="P2" draw:layer="layout" svg:x1="5.998cm" svg:y1="5.388cm" svg:x2="6.027cm" svg:y2="9.474cm">
          <text:p/>
        </draw:line>
        <draw:frame draw:style-name="gr6" draw:text-style-name="P12" draw:layer="layout" svg:width="0.938cm" svg:height="0.966cm" svg:x="6.189cm" svg:y="8.974cm">
          <draw:text-box>
            <text:p text:style-name="P11"><text:span text:style-name="T9">y</text:span><text:span text:style-name="T10">1</text:span></text:p>
          </draw:text-box>
        </draw:frame>
      </draw:page>
      <draw:page draw:name="page11" draw:style-name="dp1" draw:master-page-name="Padrão">
        <draw:g>
          <draw:frame draw:style-name="gr1" draw:text-style-name="P1" draw:layer="layout" svg:width="7cm" svg:height="4.34cm" svg:x="4.4cm" svg:y="10.5cm">
            <draw:image xlink:href="Pictures/1000000000000184000000F1B2450994A91FD141.png" xlink:type="simple" xlink:show="embed" xlink:actuate="onLoad" loext:mime-type="image/png">
              <text:p/>
            </draw:image>
          </draw:frame>
          <draw:line draw:style-name="gr2" draw:text-style-name="P2" draw:layer="layout" svg:x1="4.7cm" svg:y1="12.22cm" svg:x2="4.7cm" svg:y2="13.12cm">
            <text:p/>
          </draw:line>
          <draw:line draw:style-name="gr2" draw:text-style-name="P2" draw:layer="layout" svg:x1="10.75cm" svg:y1="12.22cm" svg:x2="10.75cm" svg:y2="13.12cm">
            <text:p/>
          </draw:line>
        </draw:g>
        <draw:line draw:style-name="gr3" draw:text-style-name="P2" draw:layer="layout" svg:x1="5.962cm" svg:y1="5.4cm" svg:x2="5.962cm" svg:y2="1.534cm">
          <text:p/>
        </draw:line>
        <draw:line draw:style-name="gr4" draw:text-style-name="P2" draw:layer="layout" svg:x1="5.962cm" svg:y1="5.414cm" svg:x2="9.4cm" svg:y2="7.334cm">
          <text:p/>
        </draw:line>
        <draw:line draw:style-name="gr5" draw:text-style-name="P2" draw:layer="layout" svg:x1="5.949cm" svg:y1="5.401cm" svg:x2="9.4cm" svg:y2="3.434cm">
          <text:p/>
        </draw:line>
        <draw:frame draw:style-name="gr6" draw:text-style-name="P3" draw:layer="layout" svg:width="0.938cm" svg:height="0.966cm" svg:x="5.7cm" svg:y="0.634cm">
          <draw:text-box>
            <text:p><text:span text:style-name="T1">z</text:span><text:span text:style-name="T2">0</text:span></text:p>
          </draw:text-box>
        </draw:frame>
        <draw:frame draw:style-name="gr6" draw:text-style-name="P5" draw:layer="layout" svg:width="0.938cm" svg:height="0.966cm" svg:x="9.362cm" svg:y="6.834cm">
          <draw:text-box>
            <text:p text:style-name="P4"><text:span text:style-name="T3">x</text:span><text:span text:style-name="T4">0</text:span></text:p>
          </draw:text-box>
        </draw:frame>
        <draw:frame draw:style-name="gr6" draw:text-style-name="P7" draw:layer="layout" svg:width="0.938cm" svg:height="0.966cm" svg:x="9.4cm" svg:y="2.668cm">
          <draw:text-box>
            <text:p text:style-name="P6"><text:span text:style-name="T5">y</text:span><text:span text:style-name="T6">0</text:span></text:p>
          </draw:text-box>
        </draw:frame>
        <draw:line draw:style-name="gr10" draw:text-style-name="P2" draw:layer="layout" svg:x1="5.978cm" svg:y1="5.4cm" svg:x2="10.678cm" svg:y2="5.3cm">
          <text:p/>
        </draw:line>
        <draw:frame draw:style-name="gr6" draw:text-style-name="P10" draw:layer="layout" svg:width="0.938cm" svg:height="0.966cm" svg:x="10.64cm" svg:y="4.834cm">
          <draw:text-box>
            <text:p text:style-name="P9"><text:span text:style-name="T7">x</text:span><text:span text:style-name="T8">1</text:span></text:p>
          </draw:text-box>
        </draw:frame>
        <draw:line draw:style-name="gr13" draw:text-style-name="P2" draw:layer="layout" svg:x1="5.979cm" svg:y1="5.376cm" svg:x2="5.705cm" svg:y2="2.414cm">
          <text:p/>
        </draw:line>
        <draw:frame draw:style-name="gr6" draw:text-style-name="P14" draw:layer="layout" svg:width="0.938cm" svg:height="0.966cm" svg:x="4.767cm" svg:y="1.514cm">
          <draw:text-box>
            <text:p text:style-name="P13"><text:span text:style-name="T11">z</text:span><text:span text:style-name="T12">1</text:span></text:p>
          </draw:text-box>
        </draw:frame>
        <draw:line draw:style-name="gr12" draw:text-style-name="P2" draw:layer="layout" svg:x1="6.016cm" svg:y1="5.375cm" svg:x2="6.045cm" svg:y2="9.461cm">
          <text:p/>
        </draw:line>
        <draw:frame draw:style-name="gr6" draw:text-style-name="P12" draw:layer="layout" svg:width="0.938cm" svg:height="0.966cm" svg:x="6.207cm" svg:y="8.961cm">
          <draw:text-box>
            <text:p text:style-name="P11"><text:span text:style-name="T9">y</text:span><text:span text:style-name="T10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91cm" fo:margin-right="0.007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10:27:48.186000000</meta:creation-date>
    <dc:date>2022-04-02T11:15:33.429000000</dc:date>
    <meta:editing-duration>PT17M12S</meta:editing-duration>
    <meta:editing-cycles>3</meta:editing-cycles>
    <meta:generator>LibreOffice/6.2.7.1$Windows_X86_64 LibreOffice_project/23edc44b61b830b7d749943e020e96f5a7df63bf</meta:generator>
    <meta:document-statistic meta:object-count="184"/>
  </office:meta>
</office:document-meta>
</file>